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150.49pt"/>
    </style:style>
    <style:style style:name="co4" style:family="table-column">
      <style:table-column-properties fo:break-before="auto" style:column-width="89.29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visibility="collapse" table:default-cell-style-name="Default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3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 table:number-columns-spanned="2" table:number-rows-spanned="1">
            <text:p>median(beta for which the problem was solved)</text:p>
          </table:table-cell>
          <table:covered-table-cell/>
          <table:table-cell office:value-type="string" calcext:value-type="string">
            <text:p># solved problems</text:p>
          </table:table-cell>
          <table:table-cell office:value-type="string" calcext:value-type="string">
            <text:p>% solved problems</text:p>
          </table:table-cell>
          <table:table-cell office:value-type="string" calcext:value-type="string">
            <text:p>avg. runtime per prob.</text:p>
          </table:table-cell>
          <table:table-cell office:value-type="string" calcext:value-type="string">
            <text:p>pr. avg. runtime</text:p>
          </table:table-cell>
          <table:table-cell office:value-type="string" calcext:value-type="string">
            <text:p>log_2(runtime)/n</text:p>
          </table:table-cell>
          <table:table-cell office:value-type="string" calcext:value-type="string">
            <text:p>pr. log_2(runtime)/n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 table:number-columns-spanned="2" table:number-rows-spanned="1">
            <text:p>34</text:p>
          </table:table-cell>
          <table:covered-table-cell/>
          <table:table-cell office:value-type="float" office:value="298" calcext:value-type="float">
            <text:p>298</text:p>
          </table:table-cell>
          <table:table-cell office:value-type="float" office:value="0.9933" calcext:value-type="float">
            <text:p>0.9933</text:p>
          </table:table-cell>
          <table:table-cell office:value-type="float" office:value="1.15" calcext:value-type="float">
            <text:p>1.15</text:p>
          </table:table-cell>
          <table:table-cell office:value-type="float" office:value="1.0216" calcext:value-type="float">
            <text:p>1.0216</text:p>
          </table:table-cell>
          <table:table-cell table:formula="of:=MROUND(LOG([.H2];2)/[.B2]; 0.00001)" office:value-type="float" office:value="0.00403" calcext:value-type="float">
            <text:p>0.00403</text:p>
          </table:table-cell>
          <table:table-cell table:formula="of:=MROUND(LOG([.I2];2)/[.B2]; 0.00001)" office:value-type="float" office:value="0.00062" calcext:value-type="float">
            <text:p>0.00062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 table:number-columns-spanned="2" table:number-rows-spanned="1">
            <text:p>35</text:p>
          </table:table-cell>
          <table:covered-table-cell/>
          <table:table-cell office:value-type="float" office:value="296" calcext:value-type="float">
            <text:p>296</text:p>
          </table:table-cell>
          <table:table-cell office:value-type="float" office:value="0.9867" calcext:value-type="float">
            <text:p>0.9867</text:p>
          </table:table-cell>
          <table:table-cell office:value-type="float" office:value="1.2927" calcext:value-type="float">
            <text:p>1.2927</text:p>
          </table:table-cell>
          <table:table-cell office:value-type="float" office:value="1.1742" calcext:value-type="float">
            <text:p>1.1742</text:p>
          </table:table-cell>
          <table:table-cell table:formula="of:=MROUND(LOG([.H3];2)/[.B3]; 0.00001)" office:value-type="float" office:value="0.00712" calcext:value-type="float">
            <text:p>0.00712</text:p>
          </table:table-cell>
          <table:table-cell table:formula="of:=MROUND(LOG([.I3];2)/[.B3]; 0.00001)" office:value-type="float" office:value="0.00446" calcext:value-type="float">
            <text:p>0.0044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 table:number-columns-spanned="2" table:number-rows-spanned="1">
            <text:p>37</text:p>
          </table:table-cell>
          <table:covered-table-cell/>
          <table:table-cell office:value-type="float" office:value="298" calcext:value-type="float">
            <text:p>298</text:p>
          </table:table-cell>
          <table:table-cell office:value-type="float" office:value="0.9933" calcext:value-type="float">
            <text:p>0.9933</text:p>
          </table:table-cell>
          <table:table-cell office:value-type="float" office:value="2.08" calcext:value-type="float">
            <text:p>2.08</text:p>
          </table:table-cell>
          <table:table-cell office:value-type="float" office:value="1.8092" calcext:value-type="float">
            <text:p>1.8092</text:p>
          </table:table-cell>
          <table:table-cell table:formula="of:=MROUND(LOG([.H4];2)/[.B4]; 0.00001)" office:value-type="float" office:value="0.01957" calcext:value-type="float">
            <text:p>0.01957</text:p>
          </table:table-cell>
          <table:table-cell table:formula="of:=MROUND(LOG([.I4];2)/[.B4]; 0.00001)" office:value-type="float" office:value="0.01584" calcext:value-type="float">
            <text:p>0.0158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 table:number-columns-spanned="2" table:number-rows-spanned="1">
            <text:p>39</text:p>
          </table:table-cell>
          <table:covered-table-cell/>
          <table:table-cell office:value-type="float" office:value="298" calcext:value-type="float">
            <text:p>298</text:p>
          </table:table-cell>
          <table:table-cell office:value-type="float" office:value="0.9933" calcext:value-type="float">
            <text:p>0.9933</text:p>
          </table:table-cell>
          <table:table-cell office:value-type="float" office:value="2.8766" calcext:value-type="float">
            <text:p>2.8766</text:p>
          </table:table-cell>
          <table:table-cell office:value-type="float" office:value="2.4315" calcext:value-type="float">
            <text:p>2.4315</text:p>
          </table:table-cell>
          <table:table-cell table:formula="of:=MROUND(LOG([.H5];2)/[.B5]; 0.00001)" office:value-type="float" office:value="0.02722" calcext:value-type="float">
            <text:p>0.02722</text:p>
          </table:table-cell>
          <table:table-cell table:formula="of:=MROUND(LOG([.I5];2)/[.B5]; 0.00001)" office:value-type="float" office:value="0.02289" calcext:value-type="float">
            <text:p>0.0228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 table:number-columns-spanned="2" table:number-rows-spanned="1">
            <text:p>42</text:p>
          </table:table-cell>
          <table:covered-table-cell/>
          <table:table-cell office:value-type="float" office:value="297" calcext:value-type="float">
            <text:p>297</text:p>
          </table:table-cell>
          <table:table-cell office:value-type="float" office:value="0.99" calcext:value-type="float">
            <text:p>0.99</text:p>
          </table:table-cell>
          <table:table-cell office:value-type="float" office:value="3.8141" calcext:value-type="float">
            <text:p>3.8141</text:p>
          </table:table-cell>
          <table:table-cell office:value-type="float" office:value="3.3713" calcext:value-type="float">
            <text:p>3.3713</text:p>
          </table:table-cell>
          <table:table-cell table:formula="of:=MROUND(LOG([.H6];2)/[.B6]; 0.00001)" office:value-type="float" office:value="0.0333" calcext:value-type="float">
            <text:p>0.0333</text:p>
          </table:table-cell>
          <table:table-cell table:formula="of:=MROUND(LOG([.I6];2)/[.B6]; 0.00001)" office:value-type="float" office:value="0.03023" calcext:value-type="float">
            <text:p>0.0302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 table:number-columns-spanned="2" table:number-rows-spanned="1">
            <text:p>43</text:p>
          </table:table-cell>
          <table:covered-table-cell/>
          <table:table-cell office:value-type="float" office:value="298" calcext:value-type="float">
            <text:p>298</text:p>
          </table:table-cell>
          <table:table-cell office:value-type="float" office:value="0.9933" calcext:value-type="float">
            <text:p>0.9933</text:p>
          </table:table-cell>
          <table:table-cell office:value-type="float" office:value="5.0074" calcext:value-type="float">
            <text:p>5.0074</text:p>
          </table:table-cell>
          <table:table-cell office:value-type="float" office:value="4.272" calcext:value-type="float">
            <text:p>4.272</text:p>
          </table:table-cell>
          <table:table-cell table:formula="of:=MROUND(LOG([.H7];2)/[.B7]; 0.00001)" office:value-type="float" office:value="0.03873" calcext:value-type="float">
            <text:p>0.03873</text:p>
          </table:table-cell>
          <table:table-cell table:formula="of:=MROUND(LOG([.I7];2)/[.B7]; 0.00001)" office:value-type="float" office:value="0.03492" calcext:value-type="float">
            <text:p>0.0349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 table:number-columns-spanned="2" table:number-rows-spanned="1">
            <text:p>47</text:p>
          </table:table-cell>
          <table:covered-table-cell/>
          <table:table-cell office:value-type="float" office:value="299" calcext:value-type="float">
            <text:p>299</text:p>
          </table:table-cell>
          <table:table-cell office:value-type="float" office:value="0.9967" calcext:value-type="float">
            <text:p>0.9967</text:p>
          </table:table-cell>
          <table:table-cell office:value-type="float" office:value="7.9577" calcext:value-type="float">
            <text:p>7.9577</text:p>
          </table:table-cell>
          <table:table-cell office:value-type="float" office:value="7.028" calcext:value-type="float">
            <text:p>7.028</text:p>
          </table:table-cell>
          <table:table-cell table:formula="of:=MROUND(LOG([.H8];2)/[.B8]; 0.00001)" office:value-type="float" office:value="0.04826" calcext:value-type="float">
            <text:p>0.04826</text:p>
          </table:table-cell>
          <table:table-cell table:formula="of:=MROUND(LOG([.I8];2)/[.B8]; 0.00001)" office:value-type="float" office:value="0.04537" calcext:value-type="float">
            <text:p>0.0453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 table:number-columns-spanned="2" table:number-rows-spanned="1">
            <text:p>49</text:p>
          </table:table-cell>
          <table:covered-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2.3961" calcext:value-type="float">
            <text:p>12.3961</text:p>
          </table:table-cell>
          <table:table-cell office:value-type="float" office:value="11.0949" calcext:value-type="float">
            <text:p>11.0949</text:p>
          </table:table-cell>
          <table:table-cell table:formula="of:=MROUND(LOG([.H9];2)/[.B9]; 0.00001)" office:value-type="float" office:value="0.05675" calcext:value-type="float">
            <text:p>0.05675</text:p>
          </table:table-cell>
          <table:table-cell table:formula="of:=MROUND(LOG([.I9];2)/[.B9]; 0.00001)" office:value-type="float" office:value="0.05425" calcext:value-type="float">
            <text:p>0.0542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 table:number-columns-spanned="2" table:number-rows-spanned="1">
            <text:p>52</text:p>
          </table:table-cell>
          <table:covered-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7.9594" calcext:value-type="float">
            <text:p>17.9594</text:p>
          </table:table-cell>
          <table:table-cell office:value-type="float" office:value="15.8662" calcext:value-type="float">
            <text:p>15.8662</text:p>
          </table:table-cell>
          <table:table-cell table:formula="of:=MROUND(LOG([.H10];2)/[.B10]; 0.00001)" office:value-type="float" office:value="0.06313" calcext:value-type="float">
            <text:p>0.06313</text:p>
          </table:table-cell>
          <table:table-cell table:formula="of:=MROUND(LOG([.I10];2)/[.B10]; 0.00001)" office:value-type="float" office:value="0.06042" calcext:value-type="float">
            <text:p>0.06042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 table:number-columns-spanned="2" table:number-rows-spanned="1">
            <text:p>54</text:p>
          </table:table-cell>
          <table:covered-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8.8749" calcext:value-type="float">
            <text:p>28.8749</text:p>
          </table:table-cell>
          <table:table-cell office:value-type="float" office:value="24.2928" calcext:value-type="float">
            <text:p>24.2928</text:p>
          </table:table-cell>
          <table:table-cell table:formula="of:=MROUND(LOG([.H11];2)/[.B11]; 0.00001)" office:value-type="float" office:value="0.07135" calcext:value-type="float">
            <text:p>0.07135</text:p>
          </table:table-cell>
          <table:table-cell table:formula="of:=MROUND(LOG([.I11];2)/[.B11]; 0.00001)" office:value-type="float" office:value="0.06768" calcext:value-type="float">
            <text:p>0.0676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 table:number-columns-spanned="2" table:number-rows-spanned="1">
            <text:p>56</text:p>
          </table:table-cell>
          <table:covered-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0.0437" calcext:value-type="float">
            <text:p>50.0437</text:p>
          </table:table-cell>
          <table:table-cell office:value-type="float" office:value="41.0629" calcext:value-type="float">
            <text:p>41.0629</text:p>
          </table:table-cell>
          <table:table-cell table:formula="of:=MROUND(LOG([.H12];2)/[.B12]; 0.00001)" office:value-type="float" office:value="0.08064" calcext:value-type="float">
            <text:p>0.08064</text:p>
          </table:table-cell>
          <table:table-cell table:formula="of:=MROUND(LOG([.I12];2)/[.B12]; 0.00001)" office:value-type="float" office:value="0.07657" calcext:value-type="float">
            <text:p>0.0765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 table:number-columns-spanned="2" table:number-rows-spanned="1">
            <text:p>59</text:p>
          </table:table-cell>
          <table:covered-table-cell/>
          <table:table-cell office:value-type="float" office:value="298" calcext:value-type="float">
            <text:p>298</text:p>
          </table:table-cell>
          <table:table-cell office:value-type="float" office:value="0.9933" calcext:value-type="float">
            <text:p>0.9933</text:p>
          </table:table-cell>
          <table:table-cell office:value-type="float" office:value="87.377" calcext:value-type="float">
            <text:p>87.377</text:p>
          </table:table-cell>
          <table:table-cell office:value-type="float" office:value="66.3205" calcext:value-type="float">
            <text:p>66.3205</text:p>
          </table:table-cell>
          <table:table-cell table:formula="of:=MROUND(LOG([.H13];2)/[.B13]; 0.00001)" office:value-type="float" office:value="0.08957" calcext:value-type="float">
            <text:p>0.08957</text:p>
          </table:table-cell>
          <table:table-cell table:formula="of:=MROUND(LOG([.I13];2)/[.B13]; 0.00001)" office:value-type="float" office:value="0.08405" calcext:value-type="float">
            <text:p>0.0840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 table:number-columns-spanned="2" table:number-rows-spanned="1">
            <text:p>61</text:p>
          </table:table-cell>
          <table:covered-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43.0357" calcext:value-type="float">
            <text:p>143.0357</text:p>
          </table:table-cell>
          <table:table-cell office:value-type="float" office:value="113.3014" calcext:value-type="float">
            <text:p>113.3014</text:p>
          </table:table-cell>
          <table:table-cell table:formula="of:=MROUND(LOG([.H14];2)/[.B14]; 0.00001)" office:value-type="float" office:value="0.09676" calcext:value-type="float">
            <text:p>0.09676</text:p>
          </table:table-cell>
          <table:table-cell table:formula="of:=MROUND(LOG([.I14];2)/[.B14]; 0.00001)" office:value-type="float" office:value="0.09222" calcext:value-type="float">
            <text:p>0.0922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 table:number-columns-spanned="2" table:number-rows-spanned="1">
            <text:p>63</text:p>
          </table:table-cell>
          <table:covered-table-cell/>
          <table:table-cell office:value-type="float" office:value="296" calcext:value-type="float">
            <text:p>296</text:p>
          </table:table-cell>
          <table:table-cell office:value-type="float" office:value="0.9867" calcext:value-type="float">
            <text:p>0.9867</text:p>
          </table:table-cell>
          <table:table-cell office:value-type="float" office:value="319.2672" calcext:value-type="float">
            <text:p>319.2672</text:p>
          </table:table-cell>
          <table:table-cell office:value-type="float" office:value="233.1174" calcext:value-type="float">
            <text:p>233.1174</text:p>
          </table:table-cell>
          <table:table-cell table:formula="of:=MROUND(LOG([.H15];2)/[.B15]; 0.00001)" office:value-type="float" office:value="0.10946" calcext:value-type="float">
            <text:p>0.10946</text:p>
          </table:table-cell>
          <table:table-cell table:formula="of:=MROUND(LOG([.I15];2)/[.B15]; 0.00001)" office:value-type="float" office:value="0.10349" calcext:value-type="float">
            <text:p>0.1034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 table:number-columns-spanned="2" table:number-rows-spanned="1">
            <text:p>66</text:p>
          </table:table-cell>
          <table:covered-table-cell/>
          <table:table-cell office:value-type="float" office:value="295" calcext:value-type="float">
            <text:p>295</text:p>
          </table:table-cell>
          <table:table-cell office:value-type="float" office:value="0.9833" calcext:value-type="float">
            <text:p>0.9833</text:p>
          </table:table-cell>
          <table:table-cell office:value-type="float" office:value="564.3239" calcext:value-type="float">
            <text:p>564.3239</text:p>
          </table:table-cell>
          <table:table-cell office:value-type="float" office:value="482.2833" calcext:value-type="float">
            <text:p>482.2833</text:p>
          </table:table-cell>
          <table:table-cell table:formula="of:=MROUND(LOG([.H16];2)/[.B16]; 0.00001)" office:value-type="float" office:value="0.11718" calcext:value-type="float">
            <text:p>0.11718</text:p>
          </table:table-cell>
          <table:table-cell table:formula="of:=MROUND(LOG([.I16];2)/[.B16]; 0.00001)" office:value-type="float" office:value="0.11428" calcext:value-type="float">
            <text:p>0.1142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 table:number-columns-spanned="2" table:number-rows-spanned="1">
            <text:p>69</text:p>
          </table:table-cell>
          <table:covered-table-cell/>
          <table:table-cell office:value-type="float" office:value="295" calcext:value-type="float">
            <text:p>295</text:p>
          </table:table-cell>
          <table:table-cell office:value-type="float" office:value="0.9833" calcext:value-type="float">
            <text:p>0.9833</text:p>
          </table:table-cell>
          <table:table-cell office:value-type="float" office:value="974.3408" calcext:value-type="float">
            <text:p>974.3408</text:p>
          </table:table-cell>
          <table:table-cell office:value-type="float" office:value="884.0981" calcext:value-type="float">
            <text:p>884.0981</text:p>
          </table:table-cell>
          <table:table-cell table:formula="of:=MROUND(LOG([.H17];2)/[.B17]; 0.00001)" office:value-type="float" office:value="0.1241" calcext:value-type="float">
            <text:p>0.1241</text:p>
          </table:table-cell>
          <table:table-cell table:formula="of:=MROUND(LOG([.I17];2)/[.B17]; 0.00001)" office:value-type="float" office:value="0.12235" calcext:value-type="float">
            <text:p>0.12235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 table:number-columns-spanned="2" table:number-rows-spanned="1">
            <text:p>71</text:p>
          </table:table-cell>
          <table:covered-table-cell/>
          <table:table-cell office:value-type="float" office:value="293" calcext:value-type="float">
            <text:p>293</text:p>
          </table:table-cell>
          <table:table-cell office:value-type="float" office:value="0.9767" calcext:value-type="float">
            <text:p>0.9767</text:p>
          </table:table-cell>
          <table:table-cell office:value-type="float" office:value="1613.7611" calcext:value-type="float">
            <text:p>1613.7611</text:p>
          </table:table-cell>
          <table:table-cell office:value-type="float" office:value="1508.1775" calcext:value-type="float">
            <text:p>1508.1775</text:p>
          </table:table-cell>
          <table:table-cell table:formula="of:=MROUND(LOG([.H18];2)/[.B18]; 0.00001)" office:value-type="float" office:value="0.12995" calcext:value-type="float">
            <text:p>0.12995</text:p>
          </table:table-cell>
          <table:table-cell table:formula="of:=MROUND(LOG([.I18];2)/[.B18]; 0.00001)" office:value-type="float" office:value="0.12876" calcext:value-type="float">
            <text:p>0.1287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 table:number-columns-spanned="2" table:number-rows-spanned="1">
            <text:p>74</text:p>
          </table:table-cell>
          <table:covered-table-cell/>
          <table:table-cell office:value-type="float" office:value="294" calcext:value-type="float">
            <text:p>294</text:p>
          </table:table-cell>
          <table:table-cell office:value-type="float" office:value="0.98" calcext:value-type="float">
            <text:p>0.98</text:p>
          </table:table-cell>
          <table:table-cell office:value-type="float" office:value="2514.7085" calcext:value-type="float">
            <text:p>2514.7085</text:p>
          </table:table-cell>
          <table:table-cell office:value-type="float" office:value="2364.7662" calcext:value-type="float">
            <text:p>2364.7662</text:p>
          </table:table-cell>
          <table:table-cell table:formula="of:=MROUND(LOG([.H19];2)/[.B19]; 0.00001)" office:value-type="float" office:value="0.13448" calcext:value-type="float">
            <text:p>0.13448</text:p>
          </table:table-cell>
          <table:table-cell table:formula="of:=MROUND(LOG([.I19];2)/[.B19]; 0.00001)" office:value-type="float" office:value="0.13342" calcext:value-type="float">
            <text:p>0.13342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 table:number-columns-spanned="2" table:number-rows-spanned="1">
            <text:p>77</text:p>
          </table:table-cell>
          <table:covered-table-cell/>
          <table:table-cell office:value-type="float" office:value="290" calcext:value-type="float">
            <text:p>290</text:p>
          </table:table-cell>
          <table:table-cell office:value-type="float" office:value="0.967" calcext:value-type="float">
            <text:p>0.967</text:p>
          </table:table-cell>
          <table:table-cell office:value-type="float" office:value="3640.7271" calcext:value-type="float">
            <text:p>3640.7271</text:p>
          </table:table-cell>
          <table:table-cell office:value-type="float" office:value="3556.8071" calcext:value-type="float">
            <text:p>3556.8071</text:p>
          </table:table-cell>
          <table:table-cell table:formula="of:=MROUND(LOG([.H20];2)/[.B20]; 0.00001)" office:value-type="float" office:value="0.13756" calcext:value-type="float">
            <text:p>0.13756</text:p>
          </table:table-cell>
          <table:table-cell table:formula="of:=MROUND(LOG([.I20];2)/[.B20]; 0.00001)" office:value-type="float" office:value="0.13717" calcext:value-type="float">
            <text:p>0.13717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 table:number-columns-spanned="2" table:number-rows-spanned="1">
            <text:p>80</text:p>
          </table:table-cell>
          <table:covered-table-cell/>
          <table:table-cell office:value-type="float" office:value="291" calcext:value-type="float">
            <text:p>291</text:p>
          </table:table-cell>
          <table:table-cell office:value-type="float" office:value="0.97" calcext:value-type="float">
            <text:p>0.97</text:p>
          </table:table-cell>
          <table:table-cell office:value-type="float" office:value="5531.0158" calcext:value-type="float">
            <text:p>5531.0158</text:p>
          </table:table-cell>
          <table:table-cell office:value-type="float" office:value="5411.7489" calcext:value-type="float">
            <text:p>5411.7489</text:p>
          </table:table-cell>
          <table:table-cell table:formula="of:=MROUND(LOG([.H21];2)/[.B21]; 0.00001)" office:value-type="float" office:value="0.14129" calcext:value-type="float">
            <text:p>0.14129</text:p>
          </table:table-cell>
          <table:table-cell table:formula="of:=MROUND(LOG([.I21];2)/[.B21]; 0.00001)" office:value-type="float" office:value="0.14093" calcext:value-type="float">
            <text:p>0.1409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 table:number-columns-spanned="2" table:number-rows-spanned="1">
            <text:p>82</text:p>
          </table:table-cell>
          <table:covered-table-cell/>
          <table:table-cell office:value-type="float" office:value="284" calcext:value-type="float">
            <text:p>284</text:p>
          </table:table-cell>
          <table:table-cell office:value-type="float" office:value="0.9467" calcext:value-type="float">
            <text:p>0.9467</text:p>
          </table:table-cell>
          <table:table-cell office:value-type="float" office:value="7723.3033" calcext:value-type="float">
            <text:p>7723.3033</text:p>
          </table:table-cell>
          <table:table-cell office:value-type="float" office:value="7553.4925" calcext:value-type="float">
            <text:p>7553.4925</text:p>
          </table:table-cell>
          <table:table-cell table:formula="of:=MROUND(LOG([.H22];2)/[.B22]; 0.00001)" office:value-type="float" office:value="0.1435" calcext:value-type="float">
            <text:p>0.1435</text:p>
          </table:table-cell>
          <table:table-cell table:formula="of:=MROUND(LOG([.I22];2)/[.B22]; 0.00001)" office:value-type="float" office:value="0.14314" calcext:value-type="float">
            <text:p>0.14314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 table:number-columns-spanned="2" table:number-rows-spanned="1">
            <text:p>84</text:p>
          </table:table-cell>
          <table:covered-table-cell/>
          <table:table-cell office:value-type="float" office:value="291" calcext:value-type="float">
            <text:p>291</text:p>
          </table:table-cell>
          <table:table-cell office:value-type="float" office:value="0.97" calcext:value-type="float">
            <text:p>0.97</text:p>
          </table:table-cell>
          <table:table-cell office:value-type="float" office:value="10663.9448" calcext:value-type="float">
            <text:p>10663.9448</text:p>
          </table:table-cell>
          <table:table-cell office:value-type="float" office:value="10334.0262" calcext:value-type="float">
            <text:p>10334.0262</text:p>
          </table:table-cell>
          <table:table-cell table:formula="of:=MROUND(LOG([.H23];2)/[.B23]; 0.00001)" office:value-type="float" office:value="0.14544" calcext:value-type="float">
            <text:p>0.14544</text:p>
          </table:table-cell>
          <table:table-cell table:formula="of:=MROUND(LOG([.I23];2)/[.B23]; 0.00001)" office:value-type="float" office:value="0.14495" calcext:value-type="float">
            <text:p>0.14495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 table:number-columns-spanned="2" table:number-rows-spanned="1">
            <text:p>86</text:p>
          </table:table-cell>
          <table:covered-table-cell/>
          <table:table-cell office:value-type="float" office:value="283" calcext:value-type="float">
            <text:p>283</text:p>
          </table:table-cell>
          <table:table-cell office:value-type="float" office:value="0.9433" calcext:value-type="float">
            <text:p>0.9433</text:p>
          </table:table-cell>
          <table:table-cell office:value-type="float" office:value="14086.651" calcext:value-type="float">
            <text:p>14086.651</text:p>
          </table:table-cell>
          <table:table-cell office:value-type="float" office:value="13685.0121" calcext:value-type="float">
            <text:p>13685.0121</text:p>
          </table:table-cell>
          <table:table-cell table:formula="of:=MROUND(LOG([.H24];2)/[.B24]; 0.00001)" office:value-type="float" office:value="0.14662" calcext:value-type="float">
            <text:p>0.14662</text:p>
          </table:table-cell>
          <table:table-cell table:formula="of:=MROUND(LOG([.I24];2)/[.B24]; 0.00001)" office:value-type="float" office:value="0.14617" calcext:value-type="float">
            <text:p>0.1461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 table:number-columns-spanned="2" table:number-rows-spanned="1">
            <text:p>89</text:p>
          </table:table-cell>
          <table:covered-table-cell/>
          <table:table-cell office:value-type="float" office:value="279" calcext:value-type="float">
            <text:p>279</text:p>
          </table:table-cell>
          <table:table-cell office:value-type="float" office:value="0.93" calcext:value-type="float">
            <text:p>0.93</text:p>
          </table:table-cell>
          <table:table-cell office:value-type="float" office:value="19602.0321" calcext:value-type="float">
            <text:p>19602.0321</text:p>
          </table:table-cell>
          <table:table-cell office:value-type="float" office:value="18556.4091" calcext:value-type="float">
            <text:p>18556.4091</text:p>
          </table:table-cell>
          <table:table-cell table:formula="of:=MROUND(LOG([.H25];2)/[.B25]; 0.00001)" office:value-type="float" office:value="0.14853" calcext:value-type="float">
            <text:p>0.14853</text:p>
          </table:table-cell>
          <table:table-cell table:formula="of:=MROUND(LOG([.I25];2)/[.B25]; 0.00001)" office:value-type="float" office:value="0.1477" calcext:value-type="float">
            <text:p>0.147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 table:number-columns-spanned="2" table:number-rows-spanned="1">
            <text:p>91</text:p>
          </table:table-cell>
          <table:covered-table-cell/>
          <table:table-cell office:value-type="float" office:value="283" calcext:value-type="float">
            <text:p>283</text:p>
          </table:table-cell>
          <table:table-cell office:value-type="float" office:value="0.9433" calcext:value-type="float">
            <text:p>0.9433</text:p>
          </table:table-cell>
          <table:table-cell office:value-type="float" office:value="23407.4947" calcext:value-type="float">
            <text:p>23407.4947</text:p>
          </table:table-cell>
          <table:table-cell office:value-type="float" office:value="22326.1639" calcext:value-type="float">
            <text:p>22326.1639</text:p>
          </table:table-cell>
          <table:table-cell table:formula="of:=MROUND(LOG([.H26];2)/[.B26]; 0.00001)" office:value-type="float" office:value="0.14811" calcext:value-type="float">
            <text:p>0.14811</text:p>
          </table:table-cell>
          <table:table-cell table:formula="of:=MROUND(LOG([.I26];2)/[.B26]; 0.00001)" office:value-type="float" office:value="0.14741" calcext:value-type="float">
            <text:p>0.1474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 table:number-columns-spanned="2" table:number-rows-spanned="1">
            <text:p>93</text:p>
          </table:table-cell>
          <table:covered-table-cell/>
          <table:table-cell office:value-type="float" office:value="287" calcext:value-type="float">
            <text:p>287</text:p>
          </table:table-cell>
          <table:table-cell office:value-type="float" office:value="0.9567" calcext:value-type="float">
            <text:p>0.9567</text:p>
          </table:table-cell>
          <table:table-cell office:value-type="float" office:value="34003.5572" calcext:value-type="float">
            <text:p>34003.5572</text:p>
          </table:table-cell>
          <table:table-cell office:value-type="float" office:value="32139.0709" calcext:value-type="float">
            <text:p>32139.0709</text:p>
          </table:table-cell>
          <table:table-cell table:formula="of:=MROUND(LOG([.H27];2)/[.B27]; 0.00001)" office:value-type="float" office:value="0.15053" calcext:value-type="float">
            <text:p>0.15053</text:p>
          </table:table-cell>
          <table:table-cell table:formula="of:=MROUND(LOG([.I27];2)/[.B27]; 0.00001)" office:value-type="float" office:value="0.14972" calcext:value-type="float">
            <text:p>0.14972</text:p>
          </table:table-cell>
        </table:table-row>
        <table:table-row table:style-name="ro1" table:number-rows-repeated="9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 table:number-columns-spanned="9" table:number-rows-spanned="1">
            <text:p>pr. avg. runtime: we don’t take top and bottom 10% of solved instances into account</text:p>
          </table:table-cell>
          <table:covered-table-cell table:number-columns-repeated="8" table:style-name="Default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8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02:45:40.194342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8:02:06.318983024</meta:creation-date>
    <meta:print-date>2019-07-10T18:17:21.843107648</meta:print-date>
    <dc:date>2019-10-08T02:49:42.613766579</dc:date>
    <meta:editing-duration>PT10H17M</meta:editing-duration>
    <meta:editing-cycles>15</meta:editing-cycles>
    <meta:generator>LibreOffice/6.0.7.3$Linux_X86_64 LibreOffice_project/00m0$Build-3</meta:generator>
    <meta:document-statistic meta:table-count="1" meta:cell-count="244" meta:object-count="0"/>
  </office:meta>
</office:document-meta>
</file>